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24/08</text:p>
      <text:p text:style-name="Standard">Dear Ms. Mejias,<text:line-break/><text:line-break/>I stopped by our local Costco at Routes108 &amp; 175 outside of Columbia, MD yesterday to see if our Cub Scout Pack could set up a fundraising booth outside the store. <text:s/>I was told that Costco does not allow this, but might be able to fund a donation to our Pack. <text:s/></text:p>
      <text:p text:style-name="Standard"/>
      <text:p text:style-name="Standard">Pack 618 holds its only fundraiser of the year during the month of September each year. <text:s/>The money raised by our sales stays in our community, helping to fund Cub Scout activities such as camping, community service projects, den activities and Cub Scout Summer Camp. <text:s/>Our Pack is dedicated to teaching our Scouts good values and the importance of helping others. <text:s/>We are a very active Pack, having Pack-level activities every month of the year. <text:s/>Many months have several events such as the Pinewood Derby, the Klondike Derby, the "Scouting For Food" drive and many, many more. <text:line-break/><text:line-break/>We would be very grateful if your company could donate to our Pack. <text:s/>Our Tax Exempt ID number for Maryland is :31009690. <text:line-break/><text:line-break/>Thank you again for your time and consideration. <text:s/>I look forward to hearing from you soon. <text:line-break/><text:line-break/>Sincerely,<text:line-break/></text:p>
      <text:p text:style-name="Standard"><text:line-break/>Kenneth W. Ross<text:line-break/>Pack 618 Committee Chairman</text:p>
      <text:p text:style-name="Standard">(410) 917-2642 (cell)</text:p>
      <text:p text:style-name="Standard">(410) 531-6889 (home)</text:p>
      <text:p text:style-name="Standard">thesuperstitions@gmail.com<text:line-break/><text:a xlink:type="simple" xlink:href="http://home.comcast.net/%7Epack618/" office:target-frame-name="_blank" xlink:show="new">http://home.comcast.net/~pack618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4T08:58:42</meta:creation-date>
    <dc:date>2008-05-24T09:51:29</dc:date>
    <meta:print-date>2008-05-24T09:47:26</meta:print-date>
    <meta:editing-cycles>3</meta:editing-cycles>
    <meta:editing-duration>PT34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50" meta:character-count="2045"/>
  </office:meta>
</office:document-meta>
</file>